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d5f" officeooo:paragraph-rsid="001edd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11ae"/>
    </style:style>
    <style:style style:name="T4" style:family="text">
      <style:text-properties officeooo:rsid="00220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</text:span><text:span text:style-name="T4">or</text:span><text:span text:style-name="T3"> gate</text:span></text:p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{</text:p>
      <text:p text:style-name="Standard"><text:s text:c="4"/>int a,b;</text:p>
      <text:p text:style-name="Standard"><text:s text:c="4"/>cout&lt;&lt;"enter the value of a and b in the form of 0,1 : "&lt;&lt;endl;</text:p>
      <text:p text:style-name="Standard"><text:s text:c="4"/>cin&gt;&gt;a&gt;&gt;b;</text:p>
      <text:p text:style-name="Standard"><text:s text:c="4"/>if(a==0 &amp;&amp; b==0){</text:p>
      <text:p text:style-name="Standard"><text:s text:c="8"/>cout&lt;&lt;"1";</text:p>
      <text:p text:style-name="Standard"><text:s text:c="4"/>}</text:p>
      <text:p text:style-name="Standard"><text:s text:c="4"/>else{</text:p>
      <text:p text:style-name="Standard"><text:s text:c="8"/>cout&lt;&lt;"0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4:13:05.415217174</dc:date>
    <meta:editing-duration>PT2H29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4" meta:character-count="227" meta:non-whitespace-character-count="163"/>
  </office:meta>
</office:document-meta>
</file>